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8.0pt" fo:color="#000000"/>
    </style:style>
    <style:style style:name="P2" style:family="paragraph" style:parent-style-name="Standard">
      <style:paragraph-properties fo:text-align="center"/>
      <style:text-properties style:font-name="Times" fo:font-size="18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8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3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2"><text:span text:style-name="T1">GCCSA Survey App</text:span></text:p>
      <text:p text:style-name="P2"/>
      <text:p text:style-name="P1"><text:span text:style-name="T2">Overview</text:span></text:p>
      <text:p text:style-name="P1"/>
      <text:p text:style-name="P1">An app is needed for filling out a form for household information. <text:s/>Model definitions are defined <text:s/>(but not tested). <text:s/>There will be multiple steps to filling out the form: intro, fill out the form, verify/confirm the data, submit. <text:s/>The form has one-to-many relationships. <text:s/>For example, first part of the form is to fill out an address. <text:s/>The next part is to fill out names of people that live at the address so there needs to be a way to add entries.</text:p>
      <text:p text:style-name="P1"/>
      <text:p text:style-name="P1">A key part is that data needs to be validated. <text:s/>For example, phone numbers need to look like phone numbers, etc. <text:s/>There a few places where if field X is true then field Y cannot be blank, or other things like that</text:p>
      <text:p text:style-name="P1"/>
      <text:p text:style-name="P1"><text:span text:style-name="T2">Primary goals</text:span></text:p>
      <text:p text:style-name="P1">--use built-in django form and model functionality as much as possible for validation</text:p>
      <text:p text:style-name="P1">--if needed, use existing modules for validation (e.g. localflavor) rather than custom written code</text:p>
      <text:p text:style-name="P1">--structured such that it is easy to add/alter fields or models</text:p>
      <text:p text:style-name="P1"/>
      <text:p text:style-name="P1"><text:span text:style-name="T2">Feature Requirements</text:span></text:p>
      <text:p text:style-name="P1">--multiple languages, using django translation: https://docs.djangoproject.com/en/1.10/topics/i18n/translation/</text:p>
      <text:p text:style-name="P1">--final review button</text:p>
      <text:p text:style-name="P1">--verbose name and help text defined (language dependent)</text:p>
      <text:p text:style-name="P1">--read config params from json file</text:p>
      <text:p text:style-name="P1">--when reading org file, compare org.org_symbol to org_symbol var. <text:s/>They need to match</text:p>
      <text:p text:style-name="P1">--ability to upload files</text:p>
      <text:p text:style-name="P1">--basic report to list surveys completed</text:p>
      <text:p text:style-name="P1"/>
      <text:p text:style-name="P1"><text:span text:style-name="T2">Data Model Overview</text:span></text:p>
      <text:p text:style-name="P1">The data represents a household, a head of household and members of the household. <text:s/>There will always be one household and one head of household. <text:s/>There can be multiple household members, both adults and children. <text:s/>The head of household data is a superset of household member data. <text:s/>Therefore there is a household member model as well as a head of household model; <text:s/>head of household members will have entries in both. <text:s/>Regular members will have just an entry in the household member model.</text:p>
      <text:p text:style-name="P1"/>
      <text:p text:style-name="P1">There is also significant info to collect per member; and even more data to <text:s/>collect if the member is an adult. <text:s/>The data is separated into different models just for ease of use.</text:p>
      <text:p text:style-name="P1"/>
      <text:p text:style-name="P1"><text:span text:style-name="T2">UI Workflow</text:span></text:p>
      <text:p text:style-name="P1"><text:span text:style-name="T2"/></text:p>
      <text:p text:style-name="P1"><text:span text:style-name="T3">General</text:span></text:p>
      <text:p text:style-name="P1">Every page should have a header logo on the top left and and language selection on the top right. <text:s text:c="2"/>Group fields appropriately. <text:s/>Use code similar to the code mentioned in http://stackoverflow.com/questions/10366745/django-form-field-grouping</text:p>
      <text:p text:style-name="P1">Data should be well validated. <text:s/>Use field characteristics and comments in model</text:p>
      <text:p text:style-name="P1"/>
      <text:p text:style-name="P1">See gccsa_ui_pages_v3.pdf for a guide on information to collect per form.</text:p>
      <text:p text:style-name="P1"/>
      <text:p text:style-name="P1"/>
      <text:p text:style-name="P1"><text:span text:style-name="T3">Intro page</text:span></text:p>
      <text:p text:style-name="P1">If {org.[org_symbol].[org_product].survey.about_info} is set then an about page should show. <text:s/>An intro page showing <text:s/>general information about the program. <text:s/>See image intro_page.jpg. <text:s/>Marked controls:</text:p>
      <text:list text:style-name="L1">
        <text:list-item>
          <text:p text:style-name="P3">1. header logo from the json {org.[org_product].survey.header_logo} <text:s/>File will be stored in org_info/[org]/img/</text:p>
        </text:list-item>
        <text:list-item>
          <text:p text:style-name="P3">2. language options. <text:s/>Not sure yet where the options come from. <text:s/>If it is easy to read from django settings/files, that would be ideal</text:p>
        </text:list-item>
        <text:list-item>
          <text:p text:style-name="P3">3. title, read from {org.[org_product].survey.title}</text:p>
        </text:list-item>
        <text:list-item>
          <text:p text:style-name="P3">4. about info, read from {org.[org_product].survey.about_info}</text:p>
        </text:list-item>
      </text:list>
      <text:p text:style-name="P1"/>
      <text:p text:style-name="P1"><text:span text:style-name="T3">Requirements Page</text:span></text:p>
      <text:p text:style-name="P1"><text:s text:c="2"/>The layout is the same as the about page, except:</text:p>
      <text:list text:style-name="L1">
        <text:list-item>
          <text:p text:style-name="P3">show “requirements” instead of title</text:p>
        </text:list-item>
        <text:list-item>
          <text:p text:style-name="P3">show [org_product].survey.requirements_file} info instaed of about info.</text:p>
        </text:list-item>
        <text:list-item>
          <text:p text:style-name="P3">Include a checkbox with “I understand the requirements” <text:s/>next to the <text:s/>Continue button. Continue button is disabled unless the checkbox is marked.</text:p>
        </text:list-item>
      </text:list>
      <text:p text:style-name="P1"/>
      <text:p text:style-name="P1">Once requirements are accepted and user hits “Start” button, create record in survey table.</text:p>
      <text:p text:style-name="P1"/>
      <text:p text:style-name="P1"><text:span text:style-name="T3">Household Page</text:span></text:p>
      <text:p text:style-name="P1">This page collects household and head of household information. </text:p>
      <text:p text:style-name="P1"/>
      <text:p text:style-name="P1"/>
      <text:p text:style-name="P1"><text:span text:style-name="T3">Household Member List Page</text:span></text:p>
      <text:p text:style-name="P1">This should be a page that lists all members of the household and allows adding members. <text:s/>See household_add_members_list.jpg. It should be a list with the head of household listed. <text:s/>Columns should be first name, last name, birth date and ssn. <text:s/>Head of household should be the first person on the list, and there should not be a delete button for that row. <text:s/>There should be an “Add” button right next to the table to add names. <text:s/>Then a button named “All household members listed; go to next step”. <text:s/>For every new member added there should be a delete button</text:p>
      <text:p text:style-name="P1"/>
      <text:p text:style-name="P1">The add button should bring up a dialog to enter first name, last name and birth date. On the first time this page is visited, the add member dialog should come up for the head of household. <text:s/>Name should be filled out.</text:p>
      <text:p text:style-name="P1"/>
      <text:p text:style-name="P1"><text:span text:style-name="T3">Household Member Add Page</text:span></text:p>
      <text:p text:style-name="P1">See household_member_add.jpg. <text:s/>It collects initial information about members. <text:s/>There should be an add button that will add the member to the list then return to the member list page</text:p>
      <text:p text:style-name="P1"/>
      <text:p text:style-name="P1"><text:span text:style-name="T3">Household Member Collection Page</text:span></text:p>
      <text:p text:style-name="P1">This page will be shown multiple times, one for each household member that was added. <text:s/>See <text:s/>household_member_info.jpg. <text:s/>Go through the list of people entered in the household members page. <text:s/>Cycle through the people in order of ascending birth date, so oldest people first.</text:p>
      <text:p text:style-name="P1"/>
      <text:p text:style-name="P1">This page should have 2 sections:</text:p>
      <text:p text:style-name="P1">--Household member basic info (covers HouseholdMember data)</text:p>
      <text:p text:style-name="P1">--Household member demographics (covers HouseholdMemberDemographics data)</text:p>
      <text:p text:style-name="P1">If the <text:s/>member is over 18 years old:</text:p>
      <text:p text:style-name="P1">--Household member income ( covers HouseholdMemberIncome)</text:p>
      <text:p text:style-name="P1"/>
      <text:p text:style-name="P1">The page should have a “Next” button if there is another user and a “Verify Info” button if they are on the last user.</text:p>
      <text:p text:style-name="P1"/>
      <text:p text:style-name="P1"><text:span text:style-name="T3">Houshold Referral Info Page</text:span></text:p>
      <text:p text:style-name="P1">This page will collect information about how the user learned of the CAA.</text:p>
      <text:p text:style-name="P1"/>
      <text:p text:style-name="P1"><text:span text:style-name="T3">Upload Supporting Docs Page</text:span></text:p>
      <text:p text:style-name="P1">The user needs to be able to upload docs. <text:s/>Save the docs in a directory named on the survey_id, which is the last two digits of the year concatenated with the survey id field.</text:p>
      <text:p text:style-name="P1"/>
      <text:p text:style-name="P1"><text:span text:style-name="T3">Verify Info Page</text:span></text:p>
      <text:p text:style-name="P1">The final page should show all of the info in a clean format in a scrollable window on the right two-thirds of the screen. <text:s/>The left third of the screen should be a list of checkboxes. <text:s/></text:p>
      <text:p text:style-name="P1">Something like this:</text:p>
      <text:p text:style-name="P1">“I confirm the following:” then these checkboxes:</text:p>
      <text:p text:style-name="P1"/>
      <text:p text:style-name="P1">1. I attest the information provided in this application is true and correct to the best of my knowledge and belief.</text:p>
      <text:p text:style-name="P1">2. I understand that no more than three (3) attempts (via phone) will be made by a GCCSA representative to schedule an appointment for GCCSA services plan.</text:p>
      <text:p text:style-name="P1">3. I understand my household income will be annualized, at the time of the submitted application, based on pre-established agency procedures and the Texas Administrative Code (TAC).</text:p>
      <text:p text:style-name="P1">4. I understand I may appeal a denial of eligibility, amount of assistance received or a delay of service(s).</text:p>
      <text:p text:style-name="P1">5. I authorize the Texas Department of Housing and Community Affairs and its contracted agencies to solicit/verify information provided on this application.</text:p>
      <text:p text:style-name="P1">6. I understand that completion and submission of this application does not guarantee services.</text:p>
      <text:p text:style-name="P1">7. I understand that I am responsible for providing copies of support documentation. GCCSA does not make copies of documentation.</text:p>
      <text:p text:style-name="P1">8. I understand that after one year, a request for my application documents will be subject to the policy and procedures as outlined in the Open Records Request, and may require a fee for service.</text:p>
      <text:p text:style-name="P1">9. I AM AWARE THAT I AM SUBJECT TO PROSECUTION AND/OR FINES UP TO $10,000 FOR PROVIDING FALSE OR FRAUDULENT INFORMATION. </text:p>
      <text:p text:style-name="P1">Title 18, Section 1001 of the U.S. Code makes it a criminal offense to make willful false statements or misrepresentation to any department or agency in the United States as to any matter within its jurisdiction.</text:p>
      <text:p text:style-name="P1"/>
      <text:p text:style-name="P1">When submit is chosen, update survey record to add completed timestamp.</text:p>
      <text:p text:style-name="P1">Design considerations</text:p>
      <text:p text:style-name="P1">--Wherever possible, specify validation requirements within models.py</text:p>
      <text:p text:style-name="P1">--Validate with js when possible, so that calls are not made to server unless data is known to be good (may conflict with putting validation info in models.py)</text:p>
      <text:p text:style-name="P1">--Put text into strings and in specific language files; <text:s/>then just load the appropriate language file</text:p>
      <text:p text:style-name="P1">--about and requirements should be separate files, language based, in org_info/[org_symbol]/tpl</text:p>
      <text:p text:style-name="P1">--try to group field info together; <text:s/>make it “easy” to add or delete fields</text:p>
      <text:p text:style-name="P1">– config json file is in org_info/[org_symbol]/config.json. <text:s/>The key data is in org.[org_symbol].[org_product].surv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